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Ubuntu" fo:font-size="12pt" style:font-size-asian="12pt" style:font-size-complex="12pt"/>
    </style:style>
    <style:style style:name="P2" style:family="paragraph" style:parent-style-name="Preformatted_20_Text">
      <style:text-properties style:font-name="Ubuntu" fo:font-size="12pt" officeooo:paragraph-rsid="001ace41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function emoloyeeDetail()</text:p>
      <text:p text:style-name="P2">{</text:p>
      <text:p text:style-name="P2"><text:tab/>var employee = [</text:p>
      <text:p text:style-name="P2"><text:tab/> <text:s text:c="3"/>{ Name: 'sukirti', Age: 22, Salary: 7000, DOB: '27/11/1996' },</text:p>
      <text:p text:style-name="P2"><text:tab/> <text:s text:c="3"/>{ Name: 'Joyi', Age: 23, Salary: 6000, DOB: '23/04/1995' },</text:p>
      <text:p text:style-name="P2"><text:tab/> <text:s text:c="3"/>{ Name: 'Ruhi', Age: 27, Salary: 800, DOB: '27/11/1993' },</text:p>
      <text:p text:style-name="P2"><text:tab/> <text:s text:c="3"/>{ Name: 'Mohina', Age: 20, Salary: 950, DOB: '27/11/1993' },</text:p>
      <text:p text:style-name="P2"><text:tab/> <text:s text:c="3"/>{ Name: 'Sonu', Age: 18, Salary: 1000, DOB: '27/11/1993' },</text:p>
      <text:p text:style-name="P2"><text:tab/><text:tab/><text:tab/>];</text:p>
      <text:p text:style-name="P2"/>
      <text:p text:style-name="P2"><text:tab/>console.log("1.");</text:p>
      <text:p text:style-name="P2"/>
      <text:p text:style-name="P2"><text:tab/>console.log("List of all employees= ",employee);</text:p>
      <text:p text:style-name="P2"/>
      <text:p text:style-name="P2"><text:tab/>console.log("2.");</text:p>
      <text:p text:style-name="P2"/>
      <text:p text:style-name="P2"/>
      <text:p text:style-name="P2"><text:tab/>for(var i=0;i &lt; employee.length;i++)</text:p>
      <text:p text:style-name="P2"><text:tab/>{</text:p>
      <text:p text:style-name="P2"><text:tab/> <text:s text:c="3"/>if(employee[i].Salary &gt; 5000)</text:p>
      <text:p text:style-name="P2"><text:tab/> <text:s text:c="3"/>console.log("Employees whose salary is greater then 5000 = ",employee[i]);</text:p>
      <text:p text:style-name="P2"><text:tab/>}</text:p>
      <text:p text:style-name="P2"/>
      <text:p text:style-name="P2"><text:tab/>console.log("3.");</text:p>
      <text:p text:style-name="P2"/>
      <text:p text:style-name="P2"><text:tab/>for(var i=0;i &lt; employee.length;i++)</text:p>
      <text:p text:style-name="P2"><text:tab/>{</text:p>
      <text:p text:style-name="P2"><text:tab/> <text:s text:c="3"/>if(employee[i].Age &lt; 20)</text:p>
      <text:p text:style-name="P2"><text:tab/> <text:s text:c="3"/>console.log("Employees whose age is less then 20 = ",employee[i]);</text:p>
      <text:p text:style-name="P2"><text:tab/><text:tab/>else if(employee[i].Age &gt;= 20 &amp;&amp; employee[i].Age &lt; 25)</text:p>
      <text:p text:style-name="P2"><text:tab/><text:tab/>console.log("Employees whose age is greater then or equal to 20 and less then 25 = ",employee[i]);</text:p>
      <text:p text:style-name="P2"><text:tab/><text:tab/>else</text:p>
      <text:p text:style-name="P2"><text:tab/><text:tab/>console.log("Employees whose age is greater then 25 = ",employee[i]);</text:p>
      <text:p text:style-name="P2"><text:tab/>}</text:p>
      <text:p text:style-name="P2"/>
      <text:p text:style-name="P2"><text:tab/>console.log("4.");</text:p>
      <text:p text:style-name="P2"/>
      <text:p text:style-name="P2"><text:tab/>for(var i=0;i &lt; employee.length;i++)</text:p>
      <text:p text:style-name="P2"><text:tab/>{</text:p>
      <text:p text:style-name="P2"><text:tab/> <text:s text:c="3"/>if(employee[i].Salary &lt; 1000 &amp;&amp; employee[i].Age &gt; 20)</text:p>
      <text:p text:style-name="P2"><text:tab/> <text:s text:c="3"/>{</text:p>
      <text:p text:style-name="P2"><text:tab/> <text:s text:c="7"/>var inc = employee[i].Salary * 5;</text:p>
      <text:p text:style-name="P2"><text:tab/> <text:s text:c="7"/>console.log("Salary of ",employee[i].Name," after increment= ",inc);</text:p>
      <text:p text:style-name="P2"><text:tab/> <text:s text:c="3"/>}</text:p>
      <text:p text:style-name="P2"><text:tab/> <text:s text:c="3"/></text:p>
      <text:p text:style-name="P2"><text:tab/>}</text:p>
      <text:p text:style-name="P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2T23:35:48.522540395</dc:date>
    <meta:editing-duration>PT4M2S</meta:editing-duration>
    <meta:editing-cycles>1</meta:editing-cycles>
    <meta:document-statistic meta:table-count="0" meta:image-count="0" meta:object-count="0" meta:page-count="1" meta:paragraph-count="38" meta:word-count="165" meta:character-count="1260" meta:non-whitespace-character-count="1023"/>
    <meta:generator>LibreOffice/6.0.3.2$Linux_X86_64 LibreOffice_project/00m0$Build-2</meta:generator>
  </office:meta>
</office:document-meta>
</file>